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5];[.F185];[.D185];[.G185];[.H185])" office:value-type="string" office:string-value="Class 1: 367 - The Azarinth Sentinel" calcext:value-type="string">
            <text:p>Class 1: 367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6];[.F186];[.D186];[.G186];[.H186])" office:value-type="string" office:string-value="Class 2: 367 - Kin of Ash" calcext:value-type="string">
            <text:p>Class 2: 367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995" calcext:value-type="float">
            <text:p>995</text:p>
          </table:table-cell>
          <table:table-cell table:style-name="ce5" table:formula="of:=[.E2]" office:value-type="float" office:value="995" calcext:value-type="float">
            <text:p>995.0</text:p>
          </table:table-cell>
          <table:table-cell/>
          <table:table-cell table:style-name="ce6"/>
          <table:table-cell table:style-name="ce32" table:formula="of:=[.U9]" office:value-type="float" office:value="9260018.44794" calcext:value-type="float">
            <text:p>9,260,018</text:p>
          </table:table-cell>
          <table:table-cell table:style-name="ce11" table:formula="of:=[.V9]" office:value-type="float" office:value="653866.338" calcext:value-type="float">
            <text:p>653,866.3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5681" calcext:value-type="float">
            <text:p>15681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37.89575" calcext:value-type="float">
            <text:p>37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7];[.F187];[.D187];[.G187];[.H187])" office:value-type="string" office:string-value="Class 3: 190 - The Faen Valkyrie" calcext:value-type="string">
            <text:p>Class 3: 190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E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U10]" office:value-type="float" office:value="33.57" calcext:value-type="float">
            <text:p>33.57</text:p>
          </table:table-cell>
          <table:table-cell table:style-name="ce12" table:formula="of:=[.U10]" office:value-type="percentage" office:value="33.57" calcext:value-type="percentage">
            <text:p>335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0" calcext:value-type="float">
            <text:p>40.0</text:p>
          </table:table-cell>
          <table:table-cell table:style-name="ce10" table:formula="of:=[.W3]/60" office:value-type="percentage" office:value="0.002" calcext:value-type="percentage">
            <text:p>0.20%</text:p>
          </table:table-cell>
          <table:table-cell table:style-name="ce9" table:formula="of:=2%+([.F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54.9" calcext:value-type="float">
            <text:p>54.9</text:p>
          </table:table-cell>
          <table:table-cell table:style-name="ce10" table:formula="of:=[.W4]/60" office:value-type="percentage" office:value="0.002745" calcext:value-type="percentage">
            <text:p>0.27%</text:p>
          </table:table-cell>
          <table:table-cell table:style-name="ce9" table:formula="of:=1%*(1+3+3%*[.E75])+([.F7]/100/100/2)+1%" office:value-type="percentage" office:value="0.1647" calcext:value-type="percentage">
            <text:p>16.47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89:.E189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E5]*(1+[.AA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900" calcext:value-type="float">
            <text:p>900</text:p>
          </table:table-cell>
          <table:table-cell table:style-name="ce5" table:formula="of:=[.E6]*(1+[.AD15])" office:value-type="float" office:value="12060" calcext:value-type="float">
            <text:p>1206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1:.E191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3523599.105" calcext:value-type="float">
            <text:p>3523599.10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9260018.44794" calcext:value-type="float">
            <text:p>9260018.44794</text:p>
          </table:table-cell>
          <table:table-cell table:style-name="ce6" table:formula="of:=([.S11]+[.S12])/2" office:value-type="float" office:value="653866.338" calcext:value-type="float">
            <text:p>653866.338</text:p>
          </table:table-cell>
          <table:table-cell table:number-columns-repeated="1002"/>
        </table:table-row>
        <table:table-row table:style-name="ro1">
          <table:table-cell table:formula="of:=COM.MICROSOFT.CONCAT(&quot;Vit: &quot;; [.M194];[.E2])" office:value-type="string" office:string-value="Vit:  995" calcext:value-type="string">
            <text:p>Vit: <text:s/>995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4996437.79088" calcext:value-type="float">
            <text:p>14996437.7908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3.57" calcext:value-type="percentage">
            <text:p>3357.00%</text:p>
          </table:table-cell>
          <table:table-cell table:number-columns-repeated="1003"/>
        </table:table-row>
        <table:table-row table:style-name="ro1">
          <table:table-cell table:formula="of:=COM.MICROSOFT.CONCAT(&quot;End: &quot;;[.M195];[.E3])" office:value-type="string" office:string-value="End:  420" calcext:value-type="string">
            <text:p>End: <text:s/>420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5505805124186" calcext:value-type="percentage">
            <text:p>97.6%</text:p>
          </table:table-cell>
          <table:table-cell table:formula="of:=1/(1-[.Q11])" office:value-type="float" office:value="40.8260000000001" calcext:value-type="float">
            <text:p>40.8260000000001</text:p>
          </table:table-cell>
          <table:table-cell table:formula="of:=[.$S$2]/(1/(1+[.$O$15]+[.$AV$15]))" office:value-type="float" office:value="628337.67" calcext:value-type="float">
            <text:p>628337.67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6];[.F196];[.K196];[.G196];[.H196];[.I196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691917093662" calcext:value-type="percentage">
            <text:p>97.7%</text:p>
          </table:table-cell>
          <table:table-cell table:formula="of:=1/(1-[.Q12])" office:value-type="float" office:value="43.326" calcext:value-type="float">
            <text:p>43.326</text:p>
          </table:table-cell>
          <table:table-cell table:formula="of:=[.$S$2]/(1/(1+[.$O$15]+[.$AJ$15]+[.$AV$15]))" office:value-type="float" office:value="679395.006" calcext:value-type="float">
            <text:p>679395.00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7];[.F197];[.K197];[.G197];[.H197];[.I197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212488030403" calcext:value-type="percentage">
            <text:p>97.6%</text:p>
          </table:table-cell>
          <table:table-cell table:style-name="ce14" table:formula="of:=([.R11]+[.R12])/2" office:value-type="float" office:value="42.076" calcext:value-type="float">
            <text:p>42.1</text:p>
          </table:table-cell>
          <table:table-cell table:style-name="ce14" table:formula="of:=([.S11]+[.S12])/2" office:value-type="float" office:value="653866.338" calcext:value-type="float">
            <text:p>653866.3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84" calcext:value-type="percentage">
            <text:p>8.4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64" calcext:value-type="percentage">
            <text:p>6.40%</text:p>
          </table:table-cell>
          <table:table-cell table:number-columns-repeated="975"/>
        </table:table-row>
        <table:table-row table:style-name="ro1">
          <table:table-cell table:formula="of:=COM.MICROSOFT.CONCAT(&quot;Int: &quot;;[.M198]; [.F198];[.K198];[.G198]; [.H198]; [.I198])" office:value-type="string" office:string-value="Int:  900 [12,060.0]" calcext:value-type="string">
            <text:p>Int: <text:s/>900 [12,06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199];[.E7])" office:value-type="string" office:string-value="Wis: 1000" calcext:value-type="string">
            <text:p>Wis: 10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1])" office:value-type="percentage" office:value="33.57" calcext:value-type="percentage">
            <text:p>33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1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1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1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1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1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1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1])" office:value-type="percentage" office:value="3.256" calcext:value-type="percentage">
            <text:p>325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1])" office:value-type="percentage" office:value="0.756" calcext:value-type="percentage">
            <text:p>75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1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1])" office:value-type="percentage" office:value="5.4" calcext:value-type="percentage">
            <text:p>5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1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1])" office:value-type="percentage" office:value="0.576" calcext:value-type="percentage">
            <text:p>57.6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1])" office:value-type="string" office:string-value="Resilience: 3,357.0%" calcext:value-type="string">
            <text:p>Resilience: 3,357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67" calcext:value-type="float">
            <text:p>36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2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style-name="ce2" table:formula="of:=[.D18]+([.C18]-1)*20" office:value-type="float" office:value="69" calcext:value-type="float">
            <text:p>6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3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5];[.C205])" office:value-type="string" office:string-value="Health:  15,681" calcext:value-type="string">
            <text:p>Health: <text:s/>15,681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9" calcext:value-type="float">
            <text:p>29</text:p>
          </table:table-cell>
          <table:table-cell table:formula="of:=[.D21]+([.C21]-1)*20" office:value-type="float" office:value="69" calcext:value-type="float">
            <text:p>69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6];[.C206])" office:value-type="string" office:string-value="Stamina:  4,200" calcext:value-type="string">
            <text:p>Stamina: <text:s/>4,2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22]+([.C22]-1)*20" office:value-type="float" office:value="69" calcext:value-type="float">
            <text:p>69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7];[.C207])" office:value-type="string" office:string-value="Mana:    20,000" calcext:value-type="string">
            <text:p>Mana: <text:s text:c="3"/>20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5]+([.C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0:.H210])" office:value-type="string" office:string-value="hp/sec:  0.27% [37.9]" calcext:value-type="string">
            <text:p>hp/sec: <text:s/>0.27% [37.9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8" calcext:value-type="float">
            <text:p>28</text:p>
          </table:table-cell>
          <table:table-cell table:style-name="ce16" table:formula="of:=[.D26]+([.C26]-1)*20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1:.H211])" office:value-type="string" office:string-value="mp/sec:  0.20% [40.0]" calcext:value-type="string">
            <text:p>mp/sec: <text:s/>0.20% [40.0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13" table:formula="of:=[.D27]+([.C27]-1)*20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2:.H212])" office:value-type="string" office:string-value="w/Med:   0.27% [54.9]" calcext:value-type="string">
            <text:p>w/Med: <text:s text:c="2"/>0.27% [54.9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67" calcext:value-type="float">
            <text:p>367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4];[.E214];[.F214];[.G214])" office:value-type="string" office:string-value="Mitigation:       97.621% [hp x 42.08]" calcext:value-type="string">
            <text:p>Mitigation: <text:s text:c="6"/>97.621% [hp x 42.0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5])" office:value-type="string" office:string-value="Effective Health: 653,866.3" calcext:value-type="string">
            <text:p>Effective Health: 653,866.3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33]+([.C33]-1)*2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8]; &quot;-&quot;; [.I218]; [.J218]; [.B18]; [.K218]; [.D218]; [.L218]; [.M218]; [.N218]; [.O218];[.P218];[.Q218];[.R218] )" office:value-type="string" office:string-value="3-29 Absolute Destruction     x3 " calcext:value-type="string">
            <text:p>3-29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4" table:formula="of:=[.D34]+([.C34]-1)*20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19]; &quot;-&quot;; [.I219]; [.J219]; [.B19]; [.K219]; [.D219]; [.L219]; [.M219]; [.N219]; [.O219];[.P219];[.Q219];[.R219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35]+([.C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0]; &quot;-&quot;; [.I220]; [.J220]; [.B20]; [.K220]; [.D220]; [.L220]; [.M220]; [.N220]; [.O220];[.P220];[.Q220];[.R22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36]+([.C36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1]; &quot;-&quot;; [.I221]; [.J221]; [.B21]; [.K221]; [.D221]; [.L221]; [.M221]; [.N221]; [.O221];[.P221];[.Q221];[.R221] )" office:value-type="string" office:string-value="3-29 Blink                    x1 " calcext:value-type="string">
            <text:p>3-29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D37]+([.C3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" calcext:value-type="percentage">
            <text:p>60.00%</text:p>
          </table:table-cell>
          <table:table-cell table:style-name="ce37" table:formula="of:=[.AS37]" office:value-type="percentage" office:value="5.4" calcext:value-type="percentage">
            <text:p>54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4" calcext:value-type="percentage">
            <text:p>540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2]; &quot;-&quot;; [.I222]; [.J222]; [.B22]; [.K222]; [.D222]; [.L222]; [.M222]; [.N222]; [.O222];[.P222];[.Q222];[.R222] )" office:value-type="string" office:string-value="3-29 Sentinel Sphere          x1 " calcext:value-type="string">
            <text:p>3-29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3]; &quot;-&quot;; [.I223]; [.J223]; [.B23]; [.K223]; [.D223]; [.L223]; [.M223]; [.N223]; [.O223];[.P223];[.Q223];[.R22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4]; &quot;-&quot;; [.I224]; [.J224]; [.B24]; [.K224]; [.D224]; [.L224]; [.M224]; [.N224]; [.O224];[.P224];[.Q224];[.R22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5]; &quot;-&quot;; [.I225]; [.J225]; [.B25]; [.K225]; [.D225]; [.L225]; [.M225]; [.N225]; [.O225];[.P225];[.Q225];[.R225] )" office:value-type="string" office:string-value="3-8  Sentinel Huntress        x8 " calcext:value-type="string">
            <text:p>3-8 <text:s/>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190" calcext:value-type="float">
            <text:p>190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6]; [.K226]; [.D226]; [.L226]; [.M226]; [.N226]; [.O226];[.P226];[.Q226];[.R226] )" office:value-type="string" office:string-value="3-28 Azarinth Perception      x8 " calcext:value-type="string">
            <text:p>3-28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42]+([.C42]-1)*20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7]; &quot;-&quot;; [.I227]; [.J227]; [.B27]; [.K227]; [.D227]; [.L227]; [.M227]; [.N227]; [.O227];[.P227];[.Q227];[.R227] )" office:value-type="string" office:string-value="3-22 Azarinth Reversal        x8 [105% to Deconstruction/Reconstruction]" calcext:value-type="string">
            <text:p>3-22 Azarinth Reversal <text:s text:c="7"/>x8 [10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43]+([.C43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55" calcext:value-type="percentage">
            <text:p>45.50%</text:p>
          </table:table-cell>
          <table:table-cell table:style-name="ce9" table:formula="of:=[.O43]" office:value-type="percentage" office:value="3.64" calcext:value-type="percentage">
            <text:p>36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64" calcext:value-type="percentage">
            <text:p>36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3" table:formula="of:=[.D44]+([.C44]-1)*20" office:value-type="float" office:value="41" calcext:value-type="float">
            <text:p>4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45]+([.C45]-1)*20" office:value-type="float" office:value="35" calcext:value-type="float">
            <text:p>35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0]; &quot;-&quot;; [.I230]; [.J230]; [.B30]; [.K230]; [.D230]; [.L230]; [.M230]; [.N230]; [.O230];[.P230];[.Q230];[.R23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" calcext:value-type="float">
            <text:p>14</text:p>
          </table:table-cell>
          <table:table-cell table:style-name="ce15" table:formula="of:=[.D46]+([.C46]-1)*20" office:value-type="float" office:value="34" calcext:value-type="float">
            <text:p>3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2" calcext:value-type="percentage">
            <text:p>32.00%</text:p>
          </table:table-cell>
          <table:table-cell table:style-name="ce38" table:formula="of:=[.O46]" office:value-type="percentage" office:value="2.88" calcext:value-type="percentage">
            <text:p>288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2.88" calcext:value-type="percentage">
            <text:p>288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756" calcext:value-type="percentage">
            <text:p>75.6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756" calcext:value-type="percentage">
            <text:p>75.6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576" calcext:value-type="percentage">
            <text:p>57.6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1]; &quot;-&quot;; [.I231]; [.J231]; [.B31]; [.K231]; [.D231]; [.L231]; [.M231]; [.N231]; [.O231];[.P231];[.Q231];[.R23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47]+([.C47]-1)*20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2]; &quot;-&quot;; [.I232]; [.J232]; [.B32]; [.K232]; [.D232]; [.L232]; [.M232]; [.N232]; [.O232];[.P232];[.Q232];[.R232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3]; &quot;-&quot;; [.I233]; [.J233]; [.B33]; [.K233]; [.D233]; [.L233]; [.M233]; [.N233]; [.O233];[.P233];[.Q233];[.R233] )" office:value-type="string" office:string-value="3-28 Heart of Cinder          x9 " calcext:value-type="string">
            <text:p>3-28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4]; &quot;-&quot;; [.I234]; [.J234]; [.B34]; [.K234]; [.D234]; [.L234]; [.M234]; [.N234]; [.O234];[.P234];[.Q234];[.R234] )" office:value-type="string" office:string-value="3-23 Storm of Cinders         x2 " calcext:value-type="string">
            <text:p>3-23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5]; [.K235]; [.D235]; [.L235]; [.M235]; [.N235]; [.O235];[.P235];[.Q235];[.R235] )" office:value-type="string" office:string-value="3-28 Ash and Ember Unity      x2 " calcext:value-type="string">
            <text:p>3-28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6]; [.K236]; [.D236]; [.L236]; [.M236]; [.N236]; [.O236];[.P236];[.Q236];[.R236] )" office:value-type="string" office:string-value="3-27 Ashen Wings              x9 " calcext:value-type="string">
            <text:p>3-27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7]; [.K237]; [.D237]; [.L237]; [.M237]; [.N237]; [.O237];[.P237];[.Q237];[.R237] )" office:value-type="string" office:string-value="3-20 Eyes of Ash              x9 [60.0% =&gt; 540.0% Perception]" calcext:value-type="string">
            <text:p>3-20 Eyes of Ash <text:s text:c="13"/>x9 [60.0% =&gt; 540.0% Perception]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8]; [.K238]; [.D238]; [.L238]; [.M238]; [.N238]; [.O238];[.P238];[.Q238];[.R23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39]; &quot;-&quot;; [.I239]; [.J239]; [.B39]; [.K239]; [.D239]; [.L239]; [.M239]; [.N239]; [.O239];[.P239];[.Q239];[.R239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2]; &quot;-&quot;; [.I242]; [.J242]; [.B42]; [.K242]; [.D242]; [.L242]; [.M242]; [.N242]; [.O242];[.P242];[.Q242];[.R242] )" office:value-type="string" office:string-value="1-1  Phaseshift               x2 " calcext:value-type="string">
            <text:p>1-1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3]; &quot;-&quot;; [.I243]; [.J243]; [.B43]; [.K243]; [.D243]; [.L243]; [.M243]; [.N243]; [.O243];[.P243];[.Q243];[.R243] )" office:value-type="string" office:string-value="3-1  Flare of Creation        x8 [45.5% =&gt; 364.0% Resilience]" calcext:value-type="string">
            <text:p>3-1 <text:s/>Flare of Creation <text:s text:c="7"/>x8 [45.5% =&gt; 364.0% Resilience]</text:p>
          </table:table-cell>
          <table:table-cell table:number-columns-repeated="10"/>
          <table:table-cell table:style-name="ce9" table:formula="of:=300%+[.E75]*3%" office:value-type="percentage" office:value="4.47" calcext:value-type="percentage">
            <text:p>447.00%</text:p>
          </table:table-cell>
          <table:table-cell table:number-columns-repeated="1012"/>
        </table:table-row>
        <table:table-row table:style-name="ro1">
          <table:table-cell table:formula="of:=COM.MICROSOFT.CONCAT([.H244]; &quot;-&quot;; [.I244]; [.J244]; [.B44]; [.K244]; [.D244]; [.L244]; [.M244]; [.N244]; [.O244];[.P244];[.Q244];[.R244] )" office:value-type="string" office:string-value="3-1  Displacement             x2 " calcext:value-type="string">
            <text:p>3-1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5]; [.K245]; [.D245]; [.L245]; [.M245]; [.N245]; [.O245];[.P245];[.Q245];[.R245] )" office:value-type="string" office:string-value="2-15 Space Shift              x2 " calcext:value-type="string">
            <text:p>2-15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6]; &quot;-&quot;; [.I246]; [.J246]; [.B46]; [.K246]; [.D246]; [.L246]; [.M246]; [.N246]; [.O246];[.P246];[.Q246];[.R246]; [.T246];[.U246] )" office:value-type="string" office:string-value="2-14 Body of the Valkyrie     x9 [32.0% =&gt; 288.0% Resilience, 8.4% =&gt; 75.6% Physical Resistance, 5.0% =&gt; 75.6% Magic Resistance, 6.4% =&gt; 57.6% Health]" calcext:value-type="string">
            <text:p>2-14 Body of the Valkyrie <text:s text:c="4"/>x9 [32.0% =&gt; 288.0% Resilience, 8.4% =&gt; 75.6% Physical Resistance, 5.0% =&gt; 75.6% Magic Resistance, 6.4% =&gt; 57.6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7]; &quot;-&quot;; [.I247]; [.J247]; [.B47]; [.K247]; [.D247]; [.L247]; [.M247]; [.N247]; [.O247];[.P247];[.Q247];[.R247] )" office:value-type="string" office:string-value="2-8  Space Awareness          x8 " calcext:value-type="string">
            <text:p>2-8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10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2])" office:value-type="float" office:value="1791" calcext:value-type="float">
            <text:p>1791</text:p>
          </table:table-cell>
          <table:table-cell table:formula="of:=FLOOR([.F65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C66:.C142]; &quot;=3&quot;)" office:value-type="float" office:value="17" calcext:value-type="float">
            <text:p>17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1-11 Deviant of Humanity" calcext:value-type="string">
            <text:p>1-1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67]+([.C67]-1)*20" office:value-type="float" office:value="11" calcext:value-type="float">
            <text:p>11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2  Gourmet" calcext:value-type="string">
            <text:p>1-2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70]+([.C70]-1)*20" office:value-type="float" office:value="2" calcext:value-type="float">
            <text:p>2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5 Identify" calcext:value-type="string">
            <text:p>1-15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9  Meditation" calcext:value-type="string">
            <text:p>3-9 <text:s/>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75]+([.C75]-1)*20" office:value-type="float" office:value="49" calcext:value-type="float">
            <text:p>49</text:p>
          </table:table-cell>
          <table:table-cell table:formula="of:=IF([.D75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4  Monster Hunter" calcext:value-type="string">
            <text:p>3-4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76]+([.C76]-1)*20" office:value-type="float" office:value="44" calcext:value-type="float">
            <text:p>44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4 Oxygen Repository" calcext:value-type="string">
            <text:p>1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77]+([.C77]-1)*20" office:value-type="float" office:value="14" calcext:value-type="float">
            <text:p>14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1-18 Sage of Torment" calcext:value-type="string">
            <text:p>1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6  Veteran" calcext:value-type="string">
            <text:p>3-6 <text:s/>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1]+([.C81]-1)*20" office:value-type="float" office:value="46" calcext:value-type="float">
            <text:p>46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1-17 Astral Magic Resistance" calcext:value-type="string">
            <text:p>1-17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D87]+([.C87]-1)*20" office:value-type="float" office:value="17" calcext:value-type="float">
            <text:p>17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11 Death Magic Resistance" calcext:value-type="string">
            <text:p>2-11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98]+([.C98]-1)*20" office:value-type="float" office:value="31" calcext:value-type="float">
            <text:p>31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1 Fear Resistance" calcext:value-type="string">
            <text:p>1-11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5]+([.C105]-1)*20" office:value-type="float" office:value="11" calcext:value-type="float">
            <text:p>11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3]+([.C113]-1)*20" office:value-type="float" office:value="45" calcext:value-type="float">
            <text:p>45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[.B115])" office:value-type="string" office:string-value="2-20 Mana Drain Resistance" calcext:value-type="string">
            <text:p>2-20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8]+([.C118]-1)*20" office:value-type="float" office:value="3" calcext:value-type="float">
            <text:p>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+([.C120]-1)*20" office:value-type="float" office:value="42" calcext:value-type="float">
            <text:p>42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1]+([.C121]-1)*20" office:value-type="float" office:value="25" calcext:value-type="float">
            <text:p>25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14" calcext:value-type="float">
            <text:p>1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3]+([.C123]-1)*20" office:value-type="float" office:value="40" calcext:value-type="float">
            <text:p>4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4]+([.C124]-1)*20" office:value-type="float" office:value="13" calcext:value-type="float">
            <text:p>13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5]+([.C125]-1)*20" office:value-type="float" office:value="1" calcext:value-type="float">
            <text:p>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8];&quot;-&quot;;[.D128];[.F128];[.B128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8]+([.C128]-1)*20" office:value-type="float" office:value="18" calcext:value-type="float">
            <text:p>1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3-2  Space Magic Resistance" calcext:value-type="string">
            <text:p>3-2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29]+([.C129]-1)*20" office:value-type="float" office:value="42" calcext:value-type="float">
            <text:p>42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2];&quot;-&quot;;[.D132];[.F132];[.B132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3];&quot;-&quot;;[.D133];[.F133];[.B133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18" calcext:value-type="float">
            <text:p>1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4]+([.C134]-1)*20" office:value-type="float" office:value="14" calcext:value-type="float">
            <text:p>14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5]+([.C135]-1)*20" office:value-type="float" office:value="42" calcext:value-type="float">
            <text:p>42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6]+([.C136]-1)*20" office:value-type="float" office:value="41" calcext:value-type="float">
            <text:p>41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7];&quot;-&quot;;[.D137];[.F137];[.B137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2-3  Wood Magic Resistance" calcext:value-type="string">
            <text:p>2-3 <text:s/>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8]+([.C138]-1)*20" office:value-type="float" office:value="23" calcext:value-type="float">
            <text:p>23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0]; [.C140])" office:value-type="string" office:string-value="13 1st tier" calcext:value-type="string">
            <text:p>13 1st tier</text:p>
          </table:table-cell>
          <table:table-cell table:formula="of:=COUNTIF([.$C$85:.$C$138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1]; [.C141])" office:value-type="string" office:string-value="24 2nd tier" calcext:value-type="string">
            <text:p>24 2nd tier</text:p>
          </table:table-cell>
          <table:table-cell table:formula="of:=COUNTIF([.$C$85:.$C$138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14 3rd tier" calcext:value-type="string">
            <text:p>14 3rd tier</text:p>
          </table:table-cell>
          <table:table-cell table:formula="of:=COUNTIF([.$C$85:.$C$138];&quot;=3&quot;)" office:value-type="float" office:value="14" calcext:value-type="float">
            <text:p>14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:.G144])" office:value-type="string" office:string-value="Ash Density: 38 x 5% = 190%" calcext:value-type="string">
            <text:p>Ash Density: 38 x 5% = 190%</text:p>
          </table:table-cell>
          <table:table-cell office:value-type="string" calcext:value-type="string">
            <text:p>Ash Density: </text:p>
          </table:table-cell>
          <table:table-cell table:formula="of:=([.B142]+[.B141])" office:value-type="float" office:value="38" calcext:value-type="float">
            <text:p>3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4]*[.E144]; &quot;###,#%&quot;)" office:value-type="string" office:string-value="190%" calcext:value-type="string">
            <text:p>19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2]*15%;&quot;%&quot;)" office:value-type="string" office:string-value="210%" calcext:value-type="string">
            <text:p>210%</text:p>
          </table:table-cell>
          <table:table-cell table:formula="of:=TEXT([.B141]*10%;&quot;%&quot;)" office:value-type="string" office:string-value="240%" calcext:value-type="string">
            <text:p>240%</text:p>
          </table:table-cell>
          <table:table-cell table:formula="of:=TEXT([.B140]*5%;&quot;%&quot;)" office:value-type="string" office:string-value="65%" calcext:value-type="string">
            <text:p>65%</text:p>
          </table:table-cell>
          <table:table-cell table:formula="of:=TEXT([.C145]+[.D145]+[.E145]; &quot;###,#%&quot;)" office:value-type="string" office:string-value="515%" calcext:value-type="string">
            <text:p>51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5]; &quot; + &quot;; [.D145]; &quot; + &quot;; [.E145]; &quot; = &quot;; [.F145]; &quot;) more dense - &quot;; [.B38] ;&quot; 2nd&quot;)" office:value-type="string" office:string-value="        Muscles are (210% + 240% + 65% = 515%) more dense - Avatar of Ash 2nd" calcext:value-type="string">
            <text:p><text:s text:c="8"/>Muscles are (210% + 240% + 65% = 51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5]; &quot;] more dense. (Avatar of Ash 2nd)&quot;)" office:value-type="string" office:string-value="                [515%] more dense. (Avatar of Ash 2nd)" calcext:value-type="string">
            <text:p><text:s text:c="16"/>[51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367" calcext:value-type="float">
            <text:p>367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5:.$E$187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367" calcext:value-type="float">
            <text:p>36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5:.$E$187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190" calcext:value-type="float">
            <text:p>190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5:.$E$187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3" calcext:value-type="float">
            <text:p>3</text:p>
          </table:table-cell>
          <table:table-cell table:formula="of:=REPT(&quot; &quot;; MAX([.$L$194:.$L$199])-[.L19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4:.$L$199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6:.$J$198])-[.J196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4:.$L$199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6:.$J$198])-[.J197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4:.$L$199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900" calcext:value-type="float">
            <text:p>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2,060.0" calcext:value-type="string">
            <text:p>12,06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8" calcext:value-type="float">
            <text:p>8</text:p>
          </table:table-cell>
          <table:table-cell table:formula="of:=REPT(&quot; &quot;; MAX([.$J$196:.$J$198])-[.J198])">
            <text:p/>
          </table:table-cell>
          <table:table-cell table:formula="of:=LEN([.E6])" office:value-type="float" office:value="3" calcext:value-type="float">
            <text:p>3</text:p>
          </table:table-cell>
          <table:table-cell table:formula="of:=REPT(&quot; &quot;; MAX([.$L$194:.$L$199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4:.$L$199])-[.L199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357.0%" calcext:value-type="string">
            <text:p>3,3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5,681" calcext:value-type="string">
            <text:p>15,681</text:p>
          </table:table-cell>
          <table:table-cell table:formula="of:=LEN([.C205])" office:value-type="float" office:value="6" calcext:value-type="float">
            <text:p>6</text:p>
          </table:table-cell>
          <table:table-cell table:formula="of:=REPT(&quot; &quot;;MAX([.$D$205:.$D$207])-[.D20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200" calcext:value-type="string">
            <text:p>4,200</text:p>
          </table:table-cell>
          <table:table-cell table:formula="of:=LEN([.C206])" office:value-type="float" office:value="5" calcext:value-type="float">
            <text:p>5</text:p>
          </table:table-cell>
          <table:table-cell table:formula="of:=REPT(&quot; &quot;;MAX([.$D$205:.$D$207])-[.D20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0,000" calcext:value-type="string">
            <text:p>20,000</text:p>
          </table:table-cell>
          <table:table-cell table:formula="of:=LEN([.C207])" office:value-type="float" office:value="6" calcext:value-type="float">
            <text:p>6</text:p>
          </table:table-cell>
          <table:table-cell table:formula="of:=REPT(&quot; &quot;;MAX([.$D$205:.$D$207])-[.D207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37.9" calcext:value-type="string">
            <text:p>37.9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54.9" calcext:value-type="string">
            <text:p>54.9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21%" calcext:value-type="string">
            <text:p>97.621%</text:p>
          </table:table-cell>
          <table:table-cell office:value-type="string" calcext:value-type="string">
            <text:p><text:s/>[hp x </text:p>
          </table:table-cell>
          <table:table-cell table:formula="of:=TEXT([.R13];&quot;#,##0.00&quot;)" office:value-type="string" office:string-value="42.08" calcext:value-type="string">
            <text:p>42.08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TEXT([.S13];&quot;#,##0.0&quot;)" office:value-type="string" office:string-value="653,866.3" calcext:value-type="string">
            <text:p>653,866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8:.E24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7]-[.E218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29" calcext:value-type="float">
            <text:p>29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" calcext:value-type="string">
            <text:p><text:s text:c="5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7]-[.E219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" calcext:value-type="string">
            <text:p><text:s text:c="2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7]-[.E220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" calcext:value-type="string">
            <text:p><text:s text:c="7"/></text:p>
          </table:table-cell>
          <table:table-cell table:formula="of:=IF([.M220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7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7]-[.E221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9" calcext:value-type="float">
            <text:p>29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          " calcext:value-type="string">
            <text:p><text:s text:c="2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7]-[.E222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29" calcext:value-type="float">
            <text:p>29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" calcext:value-type="string">
            <text:p><text:s text:c="1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7]-[.E223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 " calcext:value-type="string">
            <text:p><text:s text:c="11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7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7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7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7]-[.E224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7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7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7]-[.E225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8" calcext:value-type="float">
            <text:p>8</text:p>
          </table:table-cell>
          <table:table-cell table:formula="of:=IF([.I225]&lt;10; &quot;  &quot;; &quot; &quot;)" office:value-type="string" office:string-value="  " calcext:value-type="string">
            <text:p><text:s text:c="2"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7]-[.E226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8" calcext:value-type="float">
            <text:p>28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" calcext:value-type="string">
            <text:p><text:s text:c="6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7]-[.E227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2" calcext:value-type="float">
            <text:p>22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7]-[.E230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7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7]-[.E231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" calcext:value-type="string">
            <text:p><text:s text:c="12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7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7]-[.E232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" calcext:value-type="string">
            <text:p><text:s text:c="8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7]-[.E233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28" calcext:value-type="float">
            <text:p>28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" calcext:value-type="string">
            <text:p><text:s text:c="10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7]-[.E234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3" calcext:value-type="float">
            <text:p>23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7]-[.E235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28" calcext:value-type="float">
            <text:p>28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" calcext:value-type="string">
            <text:p><text:s text:c="6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7]-[.E236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27" calcext:value-type="float">
            <text:p>27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7]-[.E237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0" calcext:value-type="float">
            <text:p>2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7]; TEXT([.L37];&quot;#,##0.0%&quot;))" office:value-type="string" office:string-value="60.0% =&gt; 540.0%" calcext:value-type="string">
            <text:p>60.0% =&gt; 54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7]-[.E238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7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7]-[.E239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7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7]-[.E242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1" calcext:value-type="float">
            <text:p>1</text:p>
          </table:table-cell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7]-[.E243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" calcext:value-type="float">
            <text:p>1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" calcext:value-type="string">
            <text:p><text:s text:c="8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7]; TEXT([.L43];&quot;#,##0.0%&quot;))" office:value-type="string" office:string-value="45.5% =&gt; 364.0%" calcext:value-type="string">
            <text:p>45.5% =&gt; 364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7]-[.E244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" calcext:value-type="float">
            <text:p>1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" calcext:value-type="string">
            <text:p><text:s text:c="1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7]-[.E245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5" calcext:value-type="float">
            <text:p>15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7]-[.E246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2" calcext:value-type="float">
            <text:p>2</text:p>
          </table:table-cell>
          <table:table-cell table:style-name="ce21" table:formula="of:=[.D46]" office:value-type="float" office:value="14" calcext:value-type="float">
            <text:p>14</text:p>
          </table:table-cell>
          <table:table-cell table:style-name="ce21" table:formula="of:=IF([.I246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6])" office:value-type="string" office:string-value="     " calcext:value-type="string">
            <text:p><text:s text:c="5"/></text:p>
          </table:table-cell>
          <table:table-cell table:style-name="ce21" table:formula="of:=IF([.M246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7]; TEXT([.L46];&quot;#,##0.0%&quot;))" office:value-type="string" office:string-value="32.0% =&gt; 288.0%" calcext:value-type="string">
            <text:p>32.0% =&gt; 288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7]; TEXT([.AM46];&quot;#,##0.0%&quot;))" office:value-type="string" office:string-value="8.4% =&gt; 75.6%" calcext:value-type="string">
            <text:p>8.4% =&gt; 75.6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7]; TEXT([.AJ46];&quot;#,##0.0%&quot;))" office:value-type="string" office:string-value="5.0% =&gt; 75.6%" calcext:value-type="string">
            <text:p>5.0% =&gt; 75.6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7]; TEXT([.AY46];&quot;#,##0.0%&quot;))" office:value-type="string" office:string-value="6.4% =&gt; 57.6%" calcext:value-type="string">
            <text:p>6.4% =&gt; 57.6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7]-[.E247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8" calcext:value-type="float">
            <text:p>8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 " calcext:value-type="string">
            <text:p><text:s text:c="10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367 - The Azarinth Sentinel" calcext:value-type="string">
            <text:p>Class 1: 367 - The Azarinth Sentinel</text:p>
          </table:table-cell>
        </table:table-row>
        <table:table-row table:style-name="ro1">
          <table:table-cell table:formula="of:=[$Calculations.A2]" office:value-type="string" office:string-value="Class 2: 367 - Kin of Ash" calcext:value-type="string">
            <text:p>Class 2: 367 - Kin of Ash</text:p>
          </table:table-cell>
        </table:table-row>
        <table:table-row table:style-name="ro1">
          <table:table-cell table:formula="of:=[$Calculations.A3]" office:value-type="string" office:string-value="Class 3: 190 - The Faen Valkyrie" calcext:value-type="string">
            <text:p>Class 3: 190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 995" calcext:value-type="string">
            <text:p>Vit: <text:s/>995</text:p>
          </table:table-cell>
        </table:table-row>
        <table:table-row table:style-name="ro1">
          <table:table-cell table:formula="of:=[$Calculations.A11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4]" office:value-type="string" office:string-value="Int:  900 [12,060.0]" calcext:value-type="string">
            <text:p>Int: <text:s/>900 [12,060.0]</text:p>
          </table:table-cell>
        </table:table-row>
        <table:table-row table:style-name="ro1">
          <table:table-cell table:formula="of:=[$Calculations.A15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357.0%" calcext:value-type="string">
            <text:p>Resilience: 3,357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5,681" calcext:value-type="string">
            <text:p>Health: <text:s/>15,681</text:p>
          </table:table-cell>
        </table:table-row>
        <table:table-row table:style-name="ro1">
          <table:table-cell table:formula="of:=[$Calculations.A22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23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37.9]" calcext:value-type="string">
            <text:p>hp/sec: <text:s/>0.27% [37.9]</text:p>
          </table:table-cell>
        </table:table-row>
        <table:table-row table:style-name="ro1">
          <table:table-cell table:formula="of:=[$Calculations.A27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28]" office:value-type="string" office:string-value="w/Med:   0.27% [54.9]" calcext:value-type="string">
            <text:p>w/Med: <text:s text:c="2"/>0.27% [54.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21% [hp x 42.08]" calcext:value-type="string">
            <text:p>Mitigation: <text:s text:c="6"/>97.621% [hp x 42.08]</text:p>
          </table:table-cell>
        </table:table-row>
        <table:table-row table:style-name="ro1">
          <table:table-cell table:formula="of:=[$Calculations.A31]" office:value-type="string" office:string-value="Effective Health: 653,866.3" calcext:value-type="string">
            <text:p>Effective Health: 653,866.3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29 Absolute Destruction     x3 " calcext:value-type="string">
            <text:p>3-29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29 Blink                    x1 " calcext:value-type="string">
            <text:p>3-29 Blink <text:s text:c="19"/>x1 </text:p>
          </table:table-cell>
        </table:table-row>
        <table:table-row table:style-name="ro1">
          <table:table-cell table:formula="of:=[$Calculations.A38]" office:value-type="string" office:string-value="3-29 Sentinel Sphere          x1 " calcext:value-type="string">
            <text:p>3-29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42]" office:value-type="string" office:string-value="3-28 Azarinth Perception      x8 " calcext:value-type="string">
            <text:p>3-28 Azarinth Perception <text:s text:c="5"/>x8 </text:p>
          </table:table-cell>
        </table:table-row>
        <table:table-row table:style-name="ro1">
          <table:table-cell table:formula="of:=[$Calculations.A43]" office:value-type="string" office:string-value="3-22 Azarinth Reversal        x8 [105% to Deconstruction/Reconstruction]" calcext:value-type="string">
            <text:p>3-22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28 Heart of Cinder          x9 " calcext:value-type="string">
            <text:p>3-28 Heart of Cinder <text:s text:c="9"/>x9 </text:p>
          </table:table-cell>
        </table:table-row>
        <table:table-row table:style-name="ro1">
          <table:table-cell table:formula="of:=[$Calculations.A50]" office:value-type="string" office:string-value="3-23 Storm of Cinders         x2 " calcext:value-type="string">
            <text:p>3-23 Storm of Cinders <text:s text:c="8"/>x2 </text:p>
          </table:table-cell>
        </table:table-row>
        <table:table-row table:style-name="ro1">
          <table:table-cell table:formula="of:=[$Calculations.A51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52]" office:value-type="string" office:string-value="3-27 Ashen Wings              x9 " calcext:value-type="string">
            <text:p>3-27 Ashen Wings <text:s text:c="13"/>x9 </text:p>
          </table:table-cell>
        </table:table-row>
        <table:table-row table:style-name="ro1">
          <table:table-cell table:formula="of:=[$Calculations.A53]" office:value-type="string" office:string-value="3-20 Eyes of Ash              x9 [60.0% =&gt; 540.0% Perception]" calcext:value-type="string">
            <text:p>3-20 Eyes of Ash <text:s text:c="13"/>x9 [60.0% =&gt; 540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1-1  Phaseshift               x2 " calcext:value-type="string">
            <text:p>1-1 <text:s/>Phaseshift <text:s text:c="14"/>x2 </text:p>
          </table:table-cell>
        </table:table-row>
        <table:table-row table:style-name="ro1">
          <table:table-cell table:formula="of:=[$Calculations.A59]" office:value-type="string" office:string-value="3-1  Flare of Creation        x8 [45.5% =&gt; 364.0% Resilience]" calcext:value-type="string">
            <text:p>3-1 <text:s/>Flare of Creation <text:s text:c="7"/>x8 [45.5% =&gt; 364.0% Resilience]</text:p>
          </table:table-cell>
        </table:table-row>
        <table:table-row table:style-name="ro1">
          <table:table-cell table:formula="of:=[$Calculations.A60]" office:value-type="string" office:string-value="3-1  Displacement             x2 " calcext:value-type="string">
            <text:p>3-1 <text:s/>Displacement <text:s text:c="12"/>x2 </text:p>
          </table:table-cell>
        </table:table-row>
        <table:table-row table:style-name="ro1">
          <table:table-cell table:formula="of:=[$Calculations.A61]" office:value-type="string" office:string-value="2-15 Space Shift              x2 " calcext:value-type="string">
            <text:p>2-15 Space Shift <text:s text:c="13"/>x2 </text:p>
          </table:table-cell>
        </table:table-row>
        <table:table-row table:style-name="ro1">
          <table:table-cell table:formula="of:=[$Calculations.A62]" office:value-type="string" office:string-value="2-14 Body of the Valkyrie     x9 [32.0% =&gt; 288.0% Resilience, 8.4% =&gt; 75.6% Physical Resistance, 5.0% =&gt; 75.6% Magic Resistance, 6.4% =&gt; 57.6% Health]" calcext:value-type="string">
            <text:p>2-14 Body of the Valkyrie <text:s text:c="4"/>x9 [32.0% =&gt; 288.0% Resilience, 8.4% =&gt; 75.6% Physical Resistance, 5.0% =&gt; 75.6% Magic Resistance, 6.4% =&gt; 57.6% Health]</text:p>
          </table:table-cell>
        </table:table-row>
        <table:table-row table:style-name="ro1">
          <table:table-cell table:formula="of:=[$Calculations.A63]" office:value-type="string" office:string-value="2-8  Space Awareness          x8 " calcext:value-type="string">
            <text:p>2-8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1-11 Deviant of Humanity" calcext:value-type="string">
            <text:p>1-11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5 Identify" calcext:value-type="string">
            <text:p>1-15 Identify</text:p>
          </table:table-cell>
        </table:table-row>
        <table:table-row table:style-name="ro1">
          <table:table-cell table:formula="of:=[$Calculations.A75]" office:value-type="string" office:string-value="3-9  Meditation" calcext:value-type="string">
            <text:p>3-9 <text:s/>Meditation</text:p>
          </table:table-cell>
        </table:table-row>
        <table:table-row table:style-name="ro1">
          <table:table-cell table:formula="of:=[$Calculations.A76]" office:value-type="string" office:string-value="3-4  Monster Hunter" calcext:value-type="string">
            <text:p>3-4 <text:s/>Monster Hunter</text:p>
          </table:table-cell>
        </table:table-row>
        <table:table-row table:style-name="ro1">
          <table:table-cell table:formula="of:=[$Calculations.A77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78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1-17 Astral Magic Resistance" calcext:value-type="string">
            <text:p>1-17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11 Death Magic Resistance" calcext:value-type="string">
            <text:p>2-11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7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8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9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0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1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2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3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5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116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7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8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9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0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1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2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3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4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5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6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7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8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9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130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2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3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4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5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6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7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8]" office:value-type="string" office:string-value="2-3  Wood Magic Resistance" calcext:value-type="string">
            <text:p>2-3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0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1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2]" office:value-type="string" office:string-value="14 3rd tier" calcext:value-type="string">
            <text:p>14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Ash Density: 38 x 5% = 190%" calcext:value-type="string">
            <text:p>Ash Density: 38 x 5% = 19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7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8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9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0]" office:value-type="string" office:string-value="        Muscles are (210% + 240% + 65% = 515%) more dense - Avatar of Ash 2nd" calcext:value-type="string">
            <text:p><text:s text:c="8"/>Muscles are (210% + 240% + 65% = 515%) more dense - Avatar of Ash 2nd</text:p>
          </table:table-cell>
        </table:table-row>
        <table:table-row table:style-name="ro1">
          <table:table-cell table:formula="of:=[$Calculations.A151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2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3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4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5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6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7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8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9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1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2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3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5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8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9]" office:value-type="string" office:string-value="                [515%] more dense. (Avatar of Ash 2nd)" calcext:value-type="string">
            <text:p><text:s text:c="16"/>[515%] more dense. (Avatar of Ash 2nd)</text:p>
          </table:table-cell>
        </table:table-row>
        <table:table-row table:style-name="ro1">
          <table:table-cell table:formula="of:=[$Calculations.A17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1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3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7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8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9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0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3:13:02.4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02:06:10.884000000</dc:date>
    <meta:generator>LibreOffice/7.0.5.2$Windows_X86_64 LibreOffice_project/64390860c6cd0aca4beafafcfd84613dd9dfb63a</meta:generator>
    <meta:editing-duration>PT12H46M5S</meta:editing-duration>
    <meta:editing-cycles>79</meta:editing-cycles>
    <meta:document-statistic meta:table-count="2" meta:cell-count="1583" meta:object-count="0"/>
    <meta:user-defined meta:name="AppVersion">16.0300</meta:user-defined>
  </office:meta>
</office:document-meta>
</file>